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fo:font-weight="bold" style:font-size-asian="12pt" style:font-weight-asian="bold" style:font-size-complex="12pt"/>
    </style:style>
    <style:style style:name="P2" style:family="paragraph" style:parent-style-name="Standard">
      <style:text-properties style:font-name="Times New Roman" fo:font-size="12pt" style:font-size-asian="12pt" style:font-size-complex="12pt"/>
    </style:style>
    <style:style style:name="P3" style:family="paragraph" style:parent-style-name="List_20_Paragraph">
      <style:text-properties style:font-name="Times New Roman" fo:font-size="12pt" officeooo:rsid="001f93fc" officeooo:paragraph-rsid="001f93fc" style:font-size-asian="12pt" style:font-size-complex="12pt"/>
    </style:style>
    <style:style style:name="P4" style:family="paragraph" style:parent-style-name="Standard" style:master-page-name="Standard">
      <style:paragraph-properties style:page-number="auto"/>
      <style:text-properties style:font-name="Times New Roman" fo:font-size="12pt" fo:font-weight="bold" style:font-size-asian="12pt" style:font-weight-asian="bold" style:font-size-complex="12pt"/>
    </style:style>
    <style:style style:name="P5" style:family="paragraph" style:parent-style-name="List_20_Paragraph" style:list-style-name="WWNum3">
      <style:text-properties style:font-name="Times New Roman" fo:font-size="12pt" fo:font-weight="bold" officeooo:rsid="001f93fc" officeooo:paragraph-rsid="001f93fc" style:font-size-asian="12pt" style:font-weight-asian="bold" style:font-size-complex="12pt" style:font-weight-complex="bold"/>
    </style:style>
    <style:style style:name="P6" style:family="paragraph" style:parent-style-name="List_20_Paragraph" style:list-style-name="WWNum3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7" style:family="paragraph" style:parent-style-name="List_20_Paragraph" style:list-style-name="WWNum3">
      <style:text-properties style:font-name="Times New Roman" fo:font-size="12pt" officeooo:rsid="0026cfd5" officeooo:paragraph-rsid="0026cfd5" style:font-size-asian="12pt" style:font-size-complex="12pt"/>
    </style:style>
    <style:style style:name="P8" style:family="paragraph" style:parent-style-name="List_20_Paragraph" style:list-style-name="WWNum1">
      <style:text-properties style:font-name="Times New Roman" fo:font-size="12pt" officeooo:rsid="0026cfd5" officeooo:paragraph-rsid="0026cfd5" style:font-size-asian="12pt" style:font-size-complex="12pt"/>
    </style:style>
    <style:style style:name="P9" style:family="paragraph" style:parent-style-name="List_20_Paragraph" style:list-style-name="WWNum1">
      <style:text-properties style:font-name="Times New Roman" fo:font-size="12pt" officeooo:rsid="0026cfd5" officeooo:paragraph-rsid="0026f6cc" style:font-size-asian="12pt" style:font-size-complex="12pt"/>
    </style:style>
    <style:style style:name="P10" style:family="paragraph" style:parent-style-name="List_20_Paragraph" style:list-style-name="L1">
      <style:text-properties style:font-name="Times New Roman" fo:font-size="12pt" officeooo:rsid="0026f6cc" officeooo:paragraph-rsid="0026f6cc" style:font-size-asian="12pt" style:font-size-complex="12pt"/>
    </style:style>
    <style:style style:name="P11" style:family="paragraph" style:parent-style-name="List_20_Paragraph" style:list-style-name="L2">
      <style:text-properties style:font-name="Times New Roman" fo:font-size="12pt" officeooo:rsid="0026f6cc" officeooo:paragraph-rsid="0026f6cc" style:font-size-asian="12pt" style:font-size-complex="12pt"/>
    </style:style>
    <style:style style:name="P12" style:family="paragraph" style:parent-style-name="List_20_Paragraph" style:list-style-name="WWNum3">
      <style:text-properties fo:font-weight="bold" officeooo:rsid="001f93fc" officeooo:paragraph-rsid="001f93fc" style:font-weight-asian="bold" style:font-weight-complex="bold"/>
    </style:style>
    <style:style style:name="T1" style:family="text">
      <style:text-properties officeooo:rsid="0022b9a6"/>
    </style:style>
    <style:style style:name="T2" style:family="text">
      <style:text-properties style:font-name="Times New Roman1" fo:font-size="12pt" officeooo:rsid="00221ac7" style:font-size-asian="12pt" style:font-size-complex="12pt"/>
    </style:style>
    <style:style style:name="T3" style:family="text">
      <style:text-properties style:font-name="Times New Roman1" fo:font-size="12pt" officeooo:rsid="0026cfd5" style:font-size-asian="12pt" style:font-size-complex="12pt"/>
    </style:style>
    <style:style style:name="T4" style:family="text">
      <style:text-properties officeooo:rsid="0026f6c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 text:name="_GoBack"/>Team: <text:span text:style-name="T1">Movin On</text:span> <text:s text:c="9"/>Engineer: <text:span text:style-name="T1">Matthew Gould</text:span></text:p>
      <text:p text:style-name="P1"/>
      <text:p text:style-name="P1">What were the outcomes of the prior phase?</text:p>
      <text:list xml:id="list977624256" text:style-name="WWNum3">
        <text:list-item>
          <text:p text:style-name="P5">What did I plan to do?</text:p>
        </text:list-item>
      </text:list>
      <text:list xml:id="list3137438005" text:style-name="L1">
        <text:list-item>
          <text:p text:style-name="P10">Complete design and fabrication of acceleration control boards</text:p>
        </text:list-item>
        <text:list-item>
          <text:p text:style-name="P10">Prepare boards to be sent out for manufacture</text:p>
        </text:list-item>
      </text:list>
      <text:list xml:id="list83102129772852" text:continue-list="list977624256" text:style-name="WWNum3">
        <text:list-item>
          <text:p text:style-name="P12">What did I do?</text:p>
        </text:list-item>
      </text:list>
      <text:list xml:id="list3227384109" text:style-name="L2">
        <text:list-item>
          <text:p text:style-name="P11">Halfway designed acceleration control boards</text:p>
        </text:list-item>
        <text:list-item>
          <text:p text:style-name="P11">Came to a better understanding of what I’m trying to accomplish in coding</text:p>
        </text:list-item>
        <text:list-item>
          <text:p text:style-name="P11">Figured out how we’d assemble our circuit boards</text:p>
        </text:list-item>
        <text:list-item>
          <text:p text:style-name="P11">Got quotes for PCB fabrication</text:p>
        </text:list-item>
        <text:list-item>
          <text:p text:style-name="P11">Figured out how we’d assemble the batteries.</text:p>
        </text:list-item>
      </text:list>
      <text:list xml:id="list83103063585957" text:continue-list="list83102129772852" text:style-name="WWNum3">
        <text:list-item>
          <text:p text:style-name="P6">What did I learn? How were plan and reality different?</text:p>
          <text:p text:style-name="P7">I was a lot busier than I thought and I was unable to accomplish a lot of what I had planned to. <text:s/>Next time I should make more realistic goals taking into account the other demands for my time.</text:p>
        </text:list-item>
      </text:list>
      <text:p text:style-name="P3"/>
      <text:p text:style-name="P1"/>
      <text:p text:style-name="P1">Team level goal for next phase</text:p>
      <text:p text:style-name="Standard"><text:span text:style-name="T2"><text:tab/></text:span></text:p>
      <text:p text:style-name="P1">What do I plan on doing to ensure that my team has a successful review at the end of the next phase?</text:p>
      <text:list xml:id="list3309337187" text:style-name="WWNum1">
        <text:list-header>
          <text:p text:style-name="P8"/>
        </text:list-header>
        <text:list-item>
          <text:p text:style-name="P9"><text:span text:style-name="T4">Complete coding at least for Digital motor controller</text:span></text:p>
        </text:list-item>
        <text:list-item>
          <text:p text:style-name="P9"><text:span text:style-name="T4">Finish designing boards and send them off to be fabbed</text:span></text:p>
        </text:list-item>
        <text:list-item>
          <text:p text:style-name="P9"><text:span text:style-name="T4">Assist Kristin in assembling the PCBs.</text:span> </text:p>
        </text:list-item>
      </text:list>
      <text:p text:style-name="P2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dy</meta:initial-creator>
    <meta:editing-cycles>9</meta:editing-cycles>
    <meta:creation-date>2018-09-25T21:12:00</meta:creation-date>
    <dc:date>2019-10-10T08:31:01.022707105</dc:date>
    <meta:editing-duration>PT43M57S</meta:editing-duration>
    <meta:generator>LibreOffice/6.2.7.1$Linux_X86_64 LibreOffice_project/20$Build-1</meta:generator>
    <meta:document-statistic meta:table-count="0" meta:image-count="0" meta:object-count="0" meta:page-count="1" meta:paragraph-count="19" meta:word-count="192" meta:character-count="1014" meta:non-whitespace-character-count="841"/>
    <meta:user-defined meta:name="AppVersion">16.0000</meta:user-defined>
    <meta:user-defined meta:name="Company">Rochester Institute of Technolog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